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9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ciso 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o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Home Theatre</text:p>
          </table:table-cell>
          <table:table-cell office:value-type="string" calcext:value-type="string">
            <text:p>Altavoz</text:p>
          </table:table-cell>
          <table:table-cell office:value-type="string" calcext:value-type="string">
            <text:p>Disponibilidad</text:p>
          </table:table-cell>
        </table:table-row>
        <table:table-row table:style-name="ro1">
          <table:table-cell office:value-type="string" calcext:value-type="string">
            <text:p>Cha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antal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ono Altavo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Fuente de Alimentac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mponentes Electronic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ribucion Neta</text:p>
          </table:table-cell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(Variables)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V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ome Theatr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me Theat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ltavo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ltavo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unc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*TV + 50*HT + 35AV</text:p>
          </table:table-cell>
          <table:table-cell table:formula="of:=[.B9]*[.E9]+[.B10]*[.E10]+[.B11]*[.E11]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 + HT</text:p>
          </table:table-cell>
          <table:table-cell office:value-type="string" calcext:value-type="string">
            <text:p>&lt;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hasis</text:p>
          </table:table-cell>
          <table:table-cell table:formula="of:=[.E9]+[.E10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&lt;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antalla</text:p>
          </table:table-cell>
          <table:table-cell table:formula="of:=[.E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TV + 2HT + AV </text:p>
          </table:table-cell>
          <table:table-cell office:value-type="string" calcext:value-type="string">
            <text:p>&lt;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ono Altavoz</text:p>
          </table:table-cell>
          <table:table-cell table:formula="of:=2*[.E9]+2*[.E10]+[.E11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V + HT</text:p>
          </table:table-cell>
          <table:table-cell office:value-type="string" calcext:value-type="string">
            <text:p>&lt;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uente de Alimentacion</text:p>
          </table:table-cell>
          <table:table-cell table:formula="of:=[.E9]+[.E10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TV + HT + AV</text:p>
          </table:table-cell>
          <table:table-cell office:value-type="string" calcext:value-type="string">
            <text:p>&lt;=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omponentes Electronicos</text:p>
          </table:table-cell>
          <table:table-cell table:formula="of:=2*[.E9]+[.E10]+[.E11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V, HT, AV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s</text:p>
          </table:table-cell>
          <table:table-cell/>
        </table:table-row>
        <table:table-row table:style-name="ro1">
          <table:table-cell office:value-type="string" calcext:value-type="string">
            <text:p>TV, HT, AV</text:p>
          </table:table-cell>
          <table:table-cell office:value-type="string" calcext:value-type="string">
            <text:p>Enteros</text:p>
          </table:table-cell>
          <table:table-cell/>
          <table:table-cell office:value-type="string" calcext:value-type="string">
            <text:p>Enteros</text:p>
          </table:table-cell>
          <table:table-cell/>
        </table:table-row>
      </table:table>
      <table:table table:name="Inciso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o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Home Theatre</text:p>
          </table:table-cell>
          <table:table-cell office:value-type="string" calcext:value-type="string">
            <text:p>Altavoz</text:p>
          </table:table-cell>
          <table:table-cell office:value-type="string" calcext:value-type="string">
            <text:p>Disponibilidad</text:p>
          </table:table-cell>
        </table:table-row>
        <table:table-row table:style-name="ro1">
          <table:table-cell office:value-type="string" calcext:value-type="string">
            <text:p>Cha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antal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ono Altavo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Fuente de Alimentac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mponentes Electronic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ribucion Neta</text:p>
          </table:table-cell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(Variables)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 Theatr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ome Theat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ltavoz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ltavoz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unc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*TV + 50*HT + 35AV</text:p>
          </table:table-cell>
          <table:table-cell table:formula="of:=[.B9]*[.E9]+[.B10]*[.E10]+[.B11]*[.E11]" office:value-type="float" office:value="25200" calcext:value-type="float">
            <text:p>252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 + HT</text:p>
          </table:table-cell>
          <table:table-cell office:value-type="string" calcext:value-type="string">
            <text:p>&lt;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hasis</text:p>
          </table:table-cell>
          <table:table-cell table:formula="of:=[.E9]+[.E1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&lt;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antalla</text:p>
          </table:table-cell>
          <table:table-cell table:formula="of:=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TV + 2HT + AV </text:p>
          </table:table-cell>
          <table:table-cell office:value-type="string" calcext:value-type="string">
            <text:p>&lt;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ono Altavoz</text:p>
          </table:table-cell>
          <table:table-cell table:formula="of:=2*[.E9]+2*[.E10]+[.E11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V + HT</text:p>
          </table:table-cell>
          <table:table-cell office:value-type="string" calcext:value-type="string">
            <text:p>&lt;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uente de Alimentacion</text:p>
          </table:table-cell>
          <table:table-cell table:formula="of:=[.E9]+[.E1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TV + HT + AV</text:p>
          </table:table-cell>
          <table:table-cell office:value-type="string" calcext:value-type="string">
            <text:p>&lt;=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omponentes Electronicos</text:p>
          </table:table-cell>
          <table:table-cell table:formula="of:=2*[.E9]+[.E10]+[.E11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V, HT, AV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os</text:p>
          </table:table-cell>
          <table:table-cell/>
        </table:table-row>
        <table:table-row table:style-name="ro1">
          <table:table-cell office:value-type="string" calcext:value-type="string">
            <text:p>TV, HT, AV</text:p>
          </table:table-cell>
          <table:table-cell office:value-type="string" calcext:value-type="string">
            <text:p>Enteros</text:p>
          </table:table-cell>
          <table:table-cell/>
          <table:table-cell office:value-type="string" calcext:value-type="string">
            <text:p>Enter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14:44.470747053</meta:creation-date>
    <dc:date>2018-05-02T14:31:52.524000457</dc:date>
    <meta:editing-duration>PT17M7S</meta:editing-duration>
    <meta:editing-cycles>3</meta:editing-cycles>
    <meta:generator>LibreOffice/5.1.6.2$Linux_X86_64 LibreOffice_project/10m0$Build-2</meta:generator>
    <meta:document-statistic meta:table-count="2" meta:cell-count="162" meta:object-count="0"/>
  </office:meta>
</office:document-meta>
</file>